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H Sarabun New" fo:font-size="16pt" fo:font-weight="bold" officeooo:rsid="000bf15d" officeooo:paragraph-rsid="000bf15d" style:font-size-asian="16pt" style:font-weight-asian="bold" style:font-name-complex="TH Sarabun New" style:font-size-complex="16pt" style:font-weight-complex="bold"/>
    </style:style>
    <style:style style:name="P2" style:family="paragraph" style:parent-style-name="Standard">
      <style:text-properties style:font-name="TH Sarabun New" fo:font-size="16pt" fo:font-weight="bold" officeooo:rsid="000bf15d" officeooo:paragraph-rsid="0019ed46" style:font-size-asian="16pt" style:font-weight-asian="bold" style:font-name-complex="TH Sarabun New" style:font-size-complex="16pt" style:font-weight-complex="bold"/>
    </style:style>
    <style:style style:name="P3" style:family="paragraph" style:parent-style-name="Standard">
      <style:text-properties style:font-name="TH Sarabun New" fo:font-size="16pt" fo:font-weight="bold" officeooo:rsid="0013f2f2" officeooo:paragraph-rsid="0013f2f2" style:font-size-asian="16pt" style:font-weight-asian="bold" style:font-name-complex="TH Sarabun New" style:font-size-complex="16pt" style:font-weight-complex="bold"/>
    </style:style>
    <style:style style:name="P4" style:family="paragraph" style:parent-style-name="Standard">
      <style:text-properties style:font-name="TH Sarabun New" fo:font-size="16pt" fo:font-weight="normal" officeooo:rsid="000bf15d" officeooo:paragraph-rsid="000bf15d" style:font-size-asian="16pt" style:font-weight-asian="normal" style:font-name-complex="TH Sarabun New" style:font-size-complex="16pt" style:font-weight-complex="normal"/>
    </style:style>
    <style:style style:name="P5" style:family="paragraph" style:parent-style-name="Standard">
      <style:text-properties style:font-name="TH Sarabun New" fo:font-size="16pt" fo:font-weight="normal" officeooo:rsid="000a0748" officeooo:paragraph-rsid="0019ed46" style:font-size-asian="16pt" style:font-weight-asian="normal" style:font-name-complex="TH Sarabun New" style:font-size-complex="16pt" style:font-weight-complex="normal"/>
    </style:style>
    <style:style style:name="P6" style:family="paragraph" style:parent-style-name="Standard">
      <style:text-properties style:font-name="TH Sarabun New" fo:font-size="16pt" officeooo:rsid="00042436" officeooo:paragraph-rsid="000bf15d" style:font-size-asian="16pt" style:font-name-complex="TH Sarabun New" style:font-size-complex="16pt"/>
    </style:style>
    <style:style style:name="P7" style:family="paragraph" style:parent-style-name="Standard" style:list-style-name="L1">
      <style:text-properties style:font-name="TH Sarabun New" fo:font-size="16pt" officeooo:rsid="001476f8" officeooo:paragraph-rsid="001476f8" style:font-size-asian="16pt" style:font-name-complex="TH Sarabun New" style:font-size-complex="16pt"/>
    </style:style>
    <style:style style:name="P8" style:family="paragraph" style:parent-style-name="Standard" style:list-style-name="L1">
      <style:text-properties style:font-name="TH Sarabun New" fo:font-size="16pt" officeooo:rsid="001bddb0" officeooo:paragraph-rsid="001bddb0" style:font-size-asian="16pt" style:font-name-complex="TH Sarabun New" style:font-size-complex="16pt"/>
    </style:style>
    <style:style style:name="T1" style:family="text">
      <style:text-properties officeooo:rsid="000bf15d"/>
    </style:style>
    <style:style style:name="T2" style:family="text">
      <style:text-properties officeooo:rsid="0012e5b5"/>
    </style:style>
    <style:style style:name="T3" style:family="text">
      <style:text-properties officeooo:rsid="0013f2f2"/>
    </style:style>
    <style:style style:name="T4" style:family="text">
      <style:text-properties officeooo:rsid="001d9e7c"/>
    </style:style>
    <style:style style:name="T5" style:family="text">
      <style:text-properties officeooo:rsid="001bddb0"/>
    </style:style>
    <style:style style:name="T6" style:family="text">
      <style:text-properties officeooo:rsid="001d4dd3"/>
    </style:style>
    <style:style style:name="T7" style:family="text">
      <style:text-properties officeooo:rsid="001f959b"/>
    </style:style>
    <style:style style:name="T8" style:family="text">
      <style:text-properties officeooo:rsid="00217c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ack By Vector <text:span text:style-name="T5">2</text:span></text:p>
      <text:p text:style-name="P6"><text:tab/><text:span text:style-name="T2">จงเขียนคลาส Stack โดยกำหนดให้ในคลาสนั้นมีสมาชิกเพียงตัวเดียวคือ std::vector&lt;T&gt; v บริการต่าง ๆ ของ stack นั้นจะต้องทำงานโดยเรียกใช้บริการต่าง ๆ ของ v โดยให้นิสิตเขียนฟังก์ชันต่าง ๆ ดังต่อไปนี้ </text:span></text:p>
      <text:list xml:id="list4115765963468076905" text:style-name="L1">
        <text:list-item>
          <text:p text:style-name="P7">stack() เป็น default constructorของคลาสดังกล่าว</text:p>
        </text:list-item>
        <text:list-item>
          <text:p text:style-name="P7">stack(stack&lt;T&gt; a) เป็น copy constructor ของคลาสดังกล่าว</text:p>
        </text:list-item>
        <text:list-item>
          <text:p text:style-name="P7">void push(T e) เป็นฟังก์ชันสำหรับ push ค่าลงไปใน stack</text:p>
        </text:list-item>
        <text:list-item>
          <text:p text:style-name="P7">const T&amp; top() const เป็น function สำหรับขอดูข้อมูลตัวที่อยู่บนสุดของ stack</text:p>
        </text:list-item>
        <text:list-item>
          <text:p text:style-name="P7">void pop() เป็น function สำหรับ pop ข้อมูลออกจาก stack</text:p>
        </text:list-item>
        <text:list-item>
          <text:p text:style-name="P7">size_t size() เป็นฟังก์ชันสำหรับถามจำนวนข้อมูลใน stack</text:p>
          <text:p text:style-name="P8">นอกจากนี้ให้เขียนฟังก์ชันเพิ่มเติมอีกต่อไปนี้</text:p>
        </text:list-item>
        <text:list-item>
          <text:p text:style-name="P8">void deep_push(T e, int depth) เป็นการ push e ลงไปใน stack โดยให้ลงลึกจากตำแหน่งบนสุดเพิ่มไปอีก depth ในกรณีที่ depth มีค่ามากกว่าขนาดของ stack ปัจจุบัน ให้ push ลงไปยังตำแหน่งล่างสุดของ stack ตัวอย่างเช่น สมมติให้ stack มีข้อมูล 3 ตัวเรียงจากล่างขึ้นบนเป็น &lt;1, 2, 3&gt; การ push 4 ลงไปใน stack จะทำให้ stack มีข้อมูลเป็น &lt;1, 2, 3, 4&gt; แต่ถ้าเราเรียก deep_push(4,1) แทน จะทำให้ stack มีข้อมูลเป็น &lt;1, 2, 4, 3&gt; หรือถ้าเรียก deep_push(4,1000) จะทำให้ stack มีข้อมูลเป็น &lt;4, 1, 2, 3&gt; ให้สังเกตว่าการเรียก deep_push ด้วยค่า depth = 0 นั้นเหมือนกับการ push ปรกติ</text:p>
        </text:list-item>
        <text:list-item>
          <text:p text:style-name="P8">void multi_push(<text:span text:style-name="T7">std::</text:span>vector&lt;T&gt; &amp;<text:span text:style-name="T6">w</text:span>) เป็นการ push ข้อมูลทีละตัวของ <text:span text:style-name="T6">w</text:span> ลงไปใน stack โดยเริ่มจาก <text:span text:style-name="T6">w</text:span>[0], <text:span text:style-name="T6">w</text:span>[1] ไปจนกระทั่งถึง <text:span text:style-name="T8">w</text:span>[<text:span text:style-name="T8">w</text:span>.size()-1] <text:span text:style-name="T6">ตามลำดับ</text:span></text:p>
        </text:list-item>
        <text:list-item>
          <text:p text:style-name="P8">void pop_until(T e) เป็นการ pop ค่าจนกระทั่งตัวที่อยู่บนสุดของ stack มีค่าเป็น e หรือจนกระทั่ง stack ไม่มีข้อมูล แล้วแต่อย่างใดจะถึงก่อน ตัวอย่างเช่น ถ้า stack มีข้อมูลเป็น &lt;1, 1, 2, 3, 4, 5, 1&gt; การเรียก pop_until(1) จะไม่ส่งผลกระทบอะไรต่อ stack แต่ถ้าเรียก pop_until(2) จะทำให้ stack เป็น &lt;1, 1, 2&gt; และถ้าเรียก pop_until(200) จะทำให้ stack กลายเป็น stack ว่าง</text:p>
        </text:list-item>
      </text:list>
      <text:p text:style-name="P1">ข้อบังคับ</text:p>
      <text:p text:style-name="P4"><text:tab/>โจทย์ข้อนี้จะมีไฟล์<text:span text:style-name="T2">โปรเจ็คของ code::block ให้ ซึ่งในโปรเจ็คดังกล่าวจะมีไฟล์</text:span> <text:span text:style-name="T3">stack.h, main.cpp และ student.h อยู่ ให้นิสิตเขียน code เพิ่มเติมลงไปในไฟล์ student.h เท่านั้น และการส่งไฟล์ขึ้น grader ให้ส่งเฉพาะไฟล์ student.h </text:span></text:p>
      <text:p text:style-name="P4"><text:tab/><text:span text:style-name="T3">ห้ามทำการเพิ่มสมาชิกอื่นใดให้กับคลาส stack โดยเด็ดขาด</text:span></text:p>
      <text:p text:style-name="P2">คำอธิบาย<text:span text:style-name="T4">ฟังก์ชัน</text:span> main() </text:p>
      <text:p text:style-name="P5"><text:tab/><text:span text:style-name="T1">main จะทำการอ่านข้อมูลหมายเลขกรณีทดสอบจาก keyboard แล้วทำการเรียกฟังก์ชันที่จะทดสอบคลาส stack ตามหมายเลขกรณีทดสอบ โดยที่ฟังก์ชันทดสอบจะทำการเรียกใช้บริการต่าง ๆ ของคลาสที่เขียนขึ้นและแสดงผลลัพธ์ออกทางหน้าจอ เกรดเดอจะทำการตรวจผลลัพธ์ที่เกิดขึ้นว่าตรงกับที่ควรจะเป็นหรือไม่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padding="0.0201in" fo:border="0.06pt solid #000000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22:57:53.199469837</meta:creation-date>
    <dc:date>2015-02-23T23:41:38.858439668</dc:date>
    <meta:editing-duration>PT9H37M14S</meta:editing-duration>
    <meta:editing-cycles>19</meta:editing-cycles>
    <meta:generator>LibreOffice/4.3.4.1$Linux_X86_64 LibreOffice_project/430m0$Build-1</meta:generator>
    <meta:document-statistic meta:table-count="0" meta:image-count="0" meta:object-count="0" meta:page-count="1" meta:paragraph-count="17" meta:word-count="1218" meta:character-count="1919" meta:non-whitespace-character-count="1730"/>
  </office:meta>
</office:document-meta>
</file>